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A7:Feuille1.A7 Feuille1.B7:Feuille1.F7 Feuille1.A8:Feuille1.A8 Feuille1.B8:Feuille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A13:Feuille1.A13 Feuille1.B13:Feuille1.E13 Feuille1.A14:Feuille1.A14 Feuille1.B14:Feuille1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A20:Feuille1.A20 Feuille1.B20:Feuille1.F20 Feuille1.A21:Feuille1.A21 Feuille1.B21:Feuille1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A26:Feuille1.A26 Feuille1.B26:Feuille1.E26 Feuille1.A27:Feuille1.A27 Feuille1.B27:Feuille1.E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A33:Feuille1.A33 Feuille1.B33:Feuille1.F33 Feuille1.A34:Feuille1.A34 Feuille1.B34:Feuille1.F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A39:Feuille1.A39 Feuille1.B39:Feuille1.E39 Feuille1.A40:Feuille1.A40 Feuille1.B40:Feuille1.E4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55058308.4" calcext:value-type="float">
            <text:p>655058308,4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352213094.4" calcext:value-type="float">
            <text:p>352213094,4</text:p>
          </table:table-cell>
          <table:table-cell table:style-name="ce1" office:value-type="float" office:value="201747465" calcext:value-type="float">
            <text:p>201747465</text:p>
          </table:table-cell>
          <table:table-cell table:style-name="ce2" office:value-type="float" office:value="124595296.5" calcext:value-type="float">
            <text:p>124595296,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700005867.7" calcext:value-type="float">
            <text:p>700005867,7</text:p>
          </table:table-cell>
          <table:table-cell table:style-name="ce2" office:value-type="float" office:value="736360163.5" calcext:value-type="float">
            <text:p>736360163,5</text:p>
          </table:table-cell>
          <table:table-cell table:style-name="ce2" office:value-type="float" office:value="766518690.5" calcext:value-type="float">
            <text:p>766518690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85235055.4" calcext:value-type="float">
            <text:p>285235055,4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129158747.7" calcext:value-type="float">
            <text:p>129158747,7</text:p>
          </table:table-cell>
          <table:table-cell table:style-name="ce1" office:value-type="float" office:value="65162311.5" calcext:value-type="float">
            <text:p>65162311,5</text:p>
          </table:table-cell>
          <table:table-cell table:style-name="ce2" office:value-type="float" office:value="32824434.8" calcext:value-type="float">
            <text:p>32824434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259985866.6" calcext:value-type="float">
            <text:p>259985866,6</text:p>
          </table:table-cell>
          <table:table-cell table:style-name="ce2" office:value-type="float" office:value="261111140.3" calcext:value-type="float">
            <text:p>261111140,3</text:p>
          </table:table-cell>
          <table:table-cell table:style-name="ce2" office:value-type="float" office:value="260976126.3" calcext:value-type="float">
            <text:p>260976126,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40870684.3" calcext:value-type="float">
            <text:p>640870684,3</text:p>
          </table:table-cell>
          <table:table-cell table:style-name="ce2" office:value-type="float" office:value="622340529.2" calcext:value-type="float">
            <text:p>622340529,2</text:p>
          </table:table-cell>
          <table:table-cell table:style-name="ce2" office:value-type="float" office:value="347700285.3" calcext:value-type="float">
            <text:p>347700285,3</text:p>
          </table:table-cell>
          <table:table-cell table:style-name="ce2" office:value-type="float" office:value="175592209.4" calcext:value-type="float">
            <text:p>175592209,4</text:p>
          </table:table-cell>
          <table:table-cell table:style-name="ce2" office:value-type="float" office:value="88787369.8" calcext:value-type="float">
            <text:p>88787369,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8:40:59.38465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09T19:38:46.785904078</dc:date>
    <meta:editing-duration>PT45M43S</meta:editing-duration>
    <meta:editing-cycles>7</meta:editing-cycles>
    <meta:generator>LibreOffice/4.4.3.2$Linux_X86_64 LibreOffice_project/40m0$Build-2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Addition de deux vecteurs : Passage à l'échelle fort </text:p>
        </chart:title>
        <chart:plot-area chart:style-name="ch3" table:cell-range-address="Feuille1.A7:Feuille1.F8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655058308.4">
                <text:p>655058308.4</text:p>
                <draw:g>
                  <svg:desc>Feuille1.B8:Feuille1.F8</svg:desc>
                </draw:g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Addition de deux vecteurs : Passage à l'échelle faible</text:p>
        </chart:title>
        <chart:plot-area chart:style-name="ch3" table:cell-range-address="Feuille1.A13:Feuille1.E14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636827934.6">
                <text:p>636827934.6</text:p>
                <draw:g>
                  <svg:desc>Feuille1.B14:Feuille1.E14</svg:desc>
                </draw:g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5cm" chart:style-name="ch2">
          <text:p>Somme des termes d'un vecteur : Passage à l'échelle fort </text:p>
        </chart:title>
        <chart:plot-area chart:style-name="ch3" table:cell-range-address="Feuille1.A20:Feuille1.F21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4">
            <chart:title svg:x="0.451cm" svg:y="5.956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85235055.4">
                <text:p>285235055.4</text:p>
                <draw:g>
                  <svg:desc>Feuille1.B21:Feuille1.F21</svg:desc>
                </draw:g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Somme des termes d’un vecteur : Passage à l'échelle faible</text:p>
        </chart:title>
        <chart:plot-area chart:style-name="ch3" table:cell-range-address="Feuille1.A26:Feuille1.E27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256286726.4">
                <text:p>256286726.4</text:p>
                <draw:g>
                  <svg:desc>Feuille1.B27:Feuille1.E27</svg:desc>
                </draw:g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5cm" chart:style-name="ch2">
          <text:p>Produit d’un vecteur par un scalaire : Passage à l'échelle fort </text:p>
        </chart:title>
        <chart:plot-area chart:style-name="ch3" table:cell-range-address="Feuille1.A33:Feuille1.F34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4">
            <chart:title svg:x="0.451cm" svg:y="5.956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640870684.3">
                <text:p>640870684.3</text:p>
                <draw:g>
                  <svg:desc>Feuille1.B34:Feuille1.F34</svg:desc>
                </draw:g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5cm" chart:style-name="ch2">
          <text:p>Produit d’un vecteur par un scalaire : Passage à l'échelle faible</text:p>
        </chart:title>
        <chart:plot-area chart:style-name="ch3" table:cell-range-address="Feuille1.A39:Feuille1.E40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622340529.2">
                <text:p>622340529.2</text:p>
                <draw:g>
                  <svg:desc>Feuille1.B40:Feuille1.E40</svg:desc>
                </draw:g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